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7e5" officeooo:paragraph-rsid="000e57e5"/>
    </style:style>
    <style:style style:name="P2" style:family="paragraph" style:parent-style-name="Standard">
      <style:text-properties officeooo:rsid="0010502f" officeooo:paragraph-rsid="0010502f"/>
    </style:style>
    <style:style style:name="P3" style:family="paragraph" style:parent-style-name="Standard">
      <style:text-properties officeooo:rsid="001138a1" officeooo:paragraph-rsid="00113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s:</text:p>
      <text:p text:style-name="P2"/>
      <text:p text:style-name="P2">Covered By Your Grace</text:p>
      <text:p text:style-name="P2">Raleway</text:p>
      <text:p text:style-name="P2"/>
      <text:p text:style-name="P1">Colour list:</text:p>
      <text:p text:style-name="P1"/>
      <text:p text:style-name="P1">Firebrick</text:p>
      <text:p text:style-name="P1">DarkSlateGray</text:p>
      <text:p text:style-name="P2">MidnightBlue</text:p>
      <text:p text:style-name="P3">Aqua</text:p>
      <text:p text:style-name="P3">Crimson</text:p>
      <text:p text:style-name="P3">DarkMage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29:17.876000000</meta:creation-date>
    <dc:date>2017-05-30T17:18:36.336000000</dc:date>
    <meta:editing-duration>PT1H18M55S</meta:editing-duration>
    <meta:editing-cycles>1</meta:editing-cycles>
    <meta:document-statistic meta:table-count="0" meta:image-count="0" meta:object-count="0" meta:page-count="1" meta:paragraph-count="10" meta:word-count="14" meta:character-count="102" meta:non-whitespace-character-count="98"/>
    <meta:generator>LibreOffice/5.3.3.2$Windows_x86 LibreOffice_project/3d9a8b4b4e538a85e0782bd6c2d430bafe583448</meta:generator>
  </office:meta>
</office:document-meta>
</file>